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c2b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<text:span text:style-name="T1">gitkee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6T17:37:23.473440010</meta:creation-date>
    <dc:date>2021-06-26T17:37:48.106321065</dc:date>
    <meta:editing-duration>PT25S</meta:editing-duration>
    <meta:editing-cycles>1</meta:editing-cycles>
    <meta:generator>LibreOffice/7.1.3.2$Linux_X86_64 LibreOffice_project/10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